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cm" fo:margin-right="0cm" fo:margin-top="0.15cm" fo:margin-bottom="0.15cm" fo:line-height="125%" fo:text-indent="0cm" style:auto-text-indent="false" fo:background-color="transparent" style:shadow="none">
        <style:tab-stops/>
        <style:background-image/>
      </style:paragraph-properties>
    </style:style>
    <style:style style:name="P4"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margin-top="0cm" fo:margin-bottom="0.199cm"/>
    </style:style>
    <style:style style:name="P17" style:family="paragraph" style:parent-style-name="Table_20_Contents">
      <style:text-properties style:language-asian="zh" style:country-asian="TW"/>
    </style:style>
    <style:style style:name="P1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0" style:family="paragraph" style:parent-style-name="Text_20_body" style:list-style-name="L2"/>
    <style:style style:name="P21" style:family="paragraph" style:parent-style-name="Text_20_body" style:list-style-name="Ordered_20_List"/>
    <style:style style:name="P22" style:family="paragraph" style:parent-style-name="Standard" style:list-style-name="L3">
      <style:paragraph-properties fo:text-align="start" style:justify-single-word="false"/>
    </style:style>
    <style:style style:name="P23" style:family="paragraph" style:parent-style-name="Standard" style:list-style-name="L4">
      <style:paragraph-properties fo:text-align="start" style:justify-single-word="false"/>
    </style:style>
    <style:style style:name="P24" style:family="paragraph" style:parent-style-name="Standard" style:list-style-name="L6">
      <style:paragraph-properties fo:text-align="start" style:justify-single-word="false"/>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8"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9" style:family="paragraph" style:parent-style-name="Standard" style:list-style-name="L4">
      <style:paragraph-properties fo:margin-top="0cm" fo:margin-bottom="0.199cm" fo:text-align="start" style:justify-single-word="false"/>
    </style:style>
    <style:style style:name="P30" style:family="paragraph" style:parent-style-name="Standard" style:list-style-name="L5">
      <style:paragraph-properties fo:margin-top="0cm" fo:margin-bottom="0.199cm" fo:text-align="start" style:justify-single-word="false"/>
    </style:style>
    <style:style style:name="P31" style:family="paragraph" style:parent-style-name="Standard" style:list-style-name="L5">
      <style:paragraph-properties fo:margin-top="0cm" fo:margin-bottom="0.199cm"/>
    </style:style>
    <style:style style:name="P32" style:family="paragraph" style:parent-style-name="Standard" style:list-style-name="L5">
      <style:paragraph-properties fo:margin-top="0cm" fo:margin-bottom="0.199cm" fo:line-height="100%" fo:text-align="start" style:justify-single-word="false"/>
    </style:style>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127cm" svg:y="0.185cm" svg:width="6.165cm" svg:height="2.117cm"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0 RC2</text:p>
      <text:p text:style-name="P2"/>
      <text:p text:style-name="P10">December 2009</text:p>
      <text:p text:style-name="P11">Potix Corporation</text:p>
      <text:p text:style-name="P6"/>
      <text:p text:style-name="P18"/>
      <text:p text:style-name="P1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4</text:p>
          <text:p text:style-name="P15">New to the Servlet Container (aka., Java Web Server)<text:tab/>4</text:p>
          <text:p text:style-name="P15">New to Java Language<text:tab/>4</text:p>
          <text:p text:style-name="P14">1. Creating an Application from Scratch<text:tab/>5</text:p>
          <text:p text:style-name="P15">1. Environment Setup<text:tab/>5</text:p>
          <text:p text:style-name="P15">2. Step by Step Tutorial<text:tab/>7</text:p>
          <text:p text:style-name="P14">2. Creating an Application from Scratch (with IDE)<text:tab/>10</text:p>
          <text:p text:style-name="P15">Installing Eclipse IDE<text:tab/>10</text:p>
          <text:p text:style-name="P15">Installing ZK Studio<text:tab/>10</text:p>
          <text:p text:style-name="P15">Setup and Configure ZK Library<text:tab/>10</text:p>
          <text:p text:style-name="P15">Create a New Dynamic Web Project<text:tab/>14</text:p>
          <text:p text:style-name="P14">3. Running A Sample Application<text:tab/>22</text:p>
          <text:p text:style-name="P15">No Installation Required<text:tab/>22</text:p>
          <text:p text:style-name="P15">Installing Sample Application on Your Computer<text:tab/>22</text:p>
          <text:p text:style-name="P14">Appendix A. The Content of Binary Distribution<text:tab/>23</text:p>
          <text:p text:style-name="P15">/doc<text:tab/>23</text:p>
          <text:p text:style-name="P15">/dist/lib<text:tab/>23</text:p>
          <text:p text:style-name="P15">/dist/lib/zkforge<text:tab/>23</text:p>
          <text:p text:style-name="P15">/dist/lib/ext<text:tab/>24</text:p>
          <text:p text:style-name="P15">/dist/src<text:tab/>25</text:p>
          <text:p text:style-name="P15">/dist/xsd<text:tab/>25</text:p>
          <text:p text:style-name="P15">/dist/WEB-INF<text:tab/>25</text:p>
          <text:p text:style-name="P14">Appendix B. The Content of Demo Distribution<text:tab/>26</text:p>
          <text:p text:style-name="P15">/<text:tab/>26</text:p>
          <text:p text:style-name="P15">/zkdemo<text:tab/>26</text:p>
          <text:p text:style-name="P15">/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7230829"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7229460"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7224398" text:continue-list="list37229460"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7241492"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16cm" svg:height="13.538cm"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xml:id="list37243283" text:style-name="L2">
        <text:list-item>
          <text:p text:style-name="P20">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xml:id="list37214938" text:continue-numbering="true" text:style-name="L2">
        <text:list-item>
          <text:p text:style-name="P20">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xml:id="list37240138" text:continue-numbering="true" text:style-name="L2">
        <text:list-item>
          <text:p text:style-name="P20">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text:soft-page-break/>&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xml:id="list37225269" text:continue-numbering="true" text:style-name="L2">
        <text:list-item>
          <text:p text:style-name="P20">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xml:id="list37245426" text:continue-numbering="true" text:style-name="L2">
        <text:list-item>
          <text:p text:style-name="P20">Activates Tomcat Server</text:p>
        </text:list-item>
      </text:list>
      <text:p text:style-name="Text_20_body_20_indent">Use Tomcat Monitor to activates the Server.</text:p>
      <text:p text:style-name="Text_20_body_20_indent"><draw:frame draw:style-name="fr2" draw:name="graphics19" text:anchor-type="paragraph" svg:width="11.005cm" svg:height="10.502cm" draw:z-index="5"><draw:image xlink:href="../images/tomcat.png" xlink:type="simple" xlink:show="embed" xlink:actuate="onLoad"/></draw:frame><text:soft-page-break/></text:p>
      <text:list xml:id="list37227452" text:continue-numbering="true" text:style-name="L2">
        <text:list-item>
          <text:p text:style-name="P20">Browse the Application</text:p>
          <text:p text:style-name="P20">Browse to http://localhost:8080/myZK/. </text:p>
        </text:list-item>
      </text:list>
      <text:p text:style-name="Text_20_body"><draw:frame draw:style-name="fr3" draw:name="graphics20" text:anchor-type="paragraph" svg:width="5.477cm" svg:height="1.508cm"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7230098" text:continue-list="list37224398" text:style-name="Ordered_20_List">
        <text:list-item text:start-value="1">
          <text:p text:style-name="P21">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7229284" text:continue-list="list37230098" text:style-name="Ordered_20_List">
        <text:list-item text:start-value="1">
          <text:p text:style-name="P21">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text:soft-page-break/>Configure ZK Library:</text:p>
      <text:list xml:id="list37219304" text:style-name="L3">
        <text:list-item>
          <text:p text:style-name="P27">Start the Eclipse which already has ZK Studio installed.</text:p>
        </text:list-item>
        <text:list-item>
          <text:p text:style-name="P27">Click <text:span text:style-name="T3">[Window]/[Preferences]</text:span> in Eclipse main menu.</text:p>
        </text:list-item>
        <text:list-item>
          <text:p text:style-name="P27">On the Preferences Window, select <text:span text:style-name="T3">ZK/ZK Packages</text:span>.</text:p>
        </text:list-item>
        <text:list-item>
          <text:p text:style-name="P27">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8">It will popup a confirm window, click OK.<text:line-break/><text:soft-page-break/><draw:frame draw:style-name="fr4" draw:name="graphics3" text:anchor-type="as-char" svg:width="10.529cm" svg:height="4.47cm" draw:z-index="8"><draw:image xlink:href="../images/import_ZK-3.png" xlink:type="simple" xlink:show="embed" xlink:actuate="onLoad"/></draw:frame></text:p>
        </text:list-item>
        <text:list-item>
          <text:p text:style-name="P28">Type the alias name as you like for this imported package on next window, click OK.<text:line-break/><draw:frame draw:style-name="fr4" draw:name="graphics4" text:anchor-type="as-char" svg:width="12.91cm" svg:height="5.158cm" draw:z-index="9"><draw:image xlink:href="../images/import_ZK-4.png" xlink:type="simple" xlink:show="embed" xlink:actuate="onLoad"/></draw:frame></text:p>
        </text:list-item>
        <text:list-item>
          <text:p text:style-name="P22">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3" draw:name="graphics61" text:anchor-type="paragraph" svg:width="16.999cm" svg:height="12.972cm"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7239084" text:style-name="L4">
        <text:list-item>
          <text:p text:style-name="P29">Click <text:span text:style-name="T3">[File]/[New]/[Dynamic Web Project]</text:span> in Eclipse main menu</text:p>
        </text:list-item>
        <text:list-item>
          <text:p text:style-name="P29">Type the project name, click "<text:span text:style-name="T3">Modify...</text:span>" in the Configuration Column<text:line-break/><draw:frame draw:style-name="fr4" draw:name="graphics8" text:anchor-type="as-char" svg:width="14.097cm" svg:height="15.33cm" draw:z-index="10"><draw:image xlink:href="../images/CreateZKProject_34-1.png" xlink:type="simple" xlink:show="embed" xlink:actuate="onLoad"/></draw:frame></text:p>
        </text:list-item>
        <text:list-item>
          <text:p text:style-name="P23">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11"><draw:image xlink:href="../images/CreateZKProject_34-2.png" xlink:type="simple" xlink:show="embed" xlink:actuate="onLoad"/></draw:frame></text:p>
        </text:list-item>
        <text:list-item>
          <text:p text:style-name="P29">Click <text:span text:style-name="T3">Next</text:span></text:p>
        </text:list-item>
        <text:list-item>
          <text:p text:style-name="P29">If you don't want to modify the default directory of Context Root, Content Directory, Java Source Directory, just click <text:span text:style-name="T3">Next</text:span>.</text:p>
        </text:list-item>
        <text:list-item>
          <text:p text:style-name="P29">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9">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4.394cm" svg:width="16.798cm" svg:height="7.883cm"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xml:id="list37217817" text:style-name="L5">
        <text:list-item>
          <text:p text:style-name="P31">There are two ways to open New ZUL File Wizard:</text:p>
          <text:list>
            <text:list-item>
              <text:p text:style-name="P32">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14.811cm" svg:height="9.629cm" draw:z-index="15"><draw:image xlink:href="../images/NewZULFileRightClick.png" xlink:type="simple" xlink:show="embed" xlink:actuate="onLoad"/></draw:frame></text:p>
            </text:list-item>
            <text:list-item>
              <text:p text:style-name="P32">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30">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6"><draw:image xlink:href="../images/NewZULFileWizard1.png" xlink:type="simple" xlink:show="embed" xlink:actuate="onLoad"/></draw:frame></text:p>
        </text:list-item>
        <text:list-item>
          <text:p text:style-name="P25">The newly created ZUL File will be opened in ZUL Editor.</text:p>
        </text:list-item>
      </text:list>
      <text:p text:style-name="Heading_20_3"><text:bookmark-start text:name="Running the ZUL File"/>Running the ZUL File<text:bookmark-end text:name="Running the ZUL File"/></text:p>
      <text:p text:style-name="P16">To run the ZUL File (that is, to run a ZK Web application in Eclipse), follow the instructions:</text:p>
      <text:list xml:id="list37244126" text:style-name="L6">
        <text:list-item>
          <text:p text:style-name="P26">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4">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6">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7240872" text:continue-list="list37229284" text:style-name="Ordered_20_List">
        <text:list-item text:start-value="1">
          <text:p text:style-name="P21">Download zk-demo-5.0.0-RC2.zip from <text:a xlink:type="simple" xlink:href="http://sourceforge.net/project/showfiles.php?group_id=152762&amp;package_id=169309">here (sourceforge.net)</text:a>.</text:p>
          <text:p text:style-name="P21">http://downloads.sourceforge.net/zk1/zk-demo-5.0.0-RC2.zip</text:p>
        </text:list-item>
        <text:list-item>
          <text:p text:style-name="P21">Unzip zk-demo-5.0.0-RC.zip, and Copy zkdemo.war to the $TOMCAT_HOME\webapps directory</text:p>
        </text:list-item>
        <text:list-item>
          <text:p text:style-name="P21">Execute $TOMCAT_HOME\bin\tomcat5w.exe, and clicks Start button to activate your Web Server.</text:p>
        </text:list-item>
        <text:list-item>
          <text:p text:style-name="P21">Open your browser to visit <text:a xlink:type="simple" xlink:href="http://localhost:8080/zkdemo-all/userguide">http://localhost:8080/zkdemo/userguide</text:a>. </text:p>
          <text:p text:style-name="P21">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0-RC2.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4.1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7">Version: 3.0_50</text:p>
            <text:p text:style-name="P17">[not available in the community edition]</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not available in the com<text:span text:style-name="T2">munity</text:span> and professional edition]</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7">[not available in the community edition]</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7">Version: 1.0_50</text:p>
            <text:p text:style-name="P17">[not available in the community edition]</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7">Version: 1.4.0-RC</text:p>
            <text:p text:style-name="P17"><text:soft-page-break/>[not available in the community and professional edition]</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community edition]</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community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text:soft-page-break/>(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community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community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community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0-RC2.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0-RC2.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5cm" fo:margin-bottom="0.15cm"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0.499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3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499cm" fo:margin-bottom="0.199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049cm" fo:margin-bottom="0.15cm"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199cm" fo:margin-bottom="0.101cm" fo:line-height="115%"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1-05T17:11:36.08</dc:date>
    <dc:language>en-US</dc:language>
    <meta:editing-cycles>61</meta:editing-cycles>
    <meta:editing-duration>PT01H52M41S</meta:editing-duration>
    <meta:document-statistic meta:table-count="4" meta:image-count="19" meta:object-count="0" meta:page-count="26" meta:paragraph-count="291" meta:word-count="2449" meta:character-count="17564"/>
    <meta:user-defined meta:name="Info 1"/>
    <meta:user-defined meta:name="Info 2"/>
    <meta:user-defined meta:name="Info 3"/>
    <meta:user-defined meta:name="Info 4"/>
  </office:meta>
</office:document-meta>
</file>